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831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d8c4" officeooo:paragraph-rsid="001bd8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able_20_Contents">
      <style:text-properties officeooo:rsid="001cab27" officeooo:paragraph-rsid="00205a9f"/>
    </style:style>
    <style:style style:name="P11" style:family="paragraph" style:parent-style-name="Table_20_Contents">
      <style:text-properties fo:font-style="normal" officeooo:rsid="0011cc2b" officeooo:paragraph-rsid="00205a9f" style:font-style-asian="normal" style:font-style-complex="normal"/>
    </style:style>
    <style:style style:name="P12" style:family="paragraph" style:parent-style-name="Table_20_Contents">
      <style:text-properties officeooo:rsid="001bd8c4" officeooo:paragraph-rsid="00205a9f"/>
    </style:style>
    <style:style style:name="P13" style:family="paragraph" style:parent-style-name="Azione_20_attore" style:list-style-name="Numerazione_20_UC">
      <style:text-properties fo:font-weight="normal" officeooo:rsid="001cab27" officeooo:paragraph-rsid="001eab0e" style:font-weight-asian="normal" style:font-weight-complex="normal"/>
    </style:style>
    <style:style style:name="P14" style:family="paragraph" style:parent-style-name="Azione_20_attore" style:list-style-name="Numerazione_20_UC">
      <style:text-properties officeooo:rsid="000db710" officeooo:paragraph-rsid="00205a9f"/>
    </style:style>
    <style:style style:name="P15" style:family="paragraph" style:parent-style-name="Azione_20_sistema">
      <style:text-properties officeooo:rsid="0015e382" officeooo:paragraph-rsid="0015e382"/>
    </style:style>
    <style:style style:name="P16" style:family="paragraph" style:parent-style-name="Azione_20_sistema" style:list-style-name="Numerazione_20_UC">
      <style:text-properties fo:font-weight="normal" officeooo:rsid="001cab27" officeooo:paragraph-rsid="00205a9f" style:font-weight-asian="normal" style:font-weight-complex="normal"/>
    </style:style>
    <style:style style:name="T1" style:family="text">
      <style:text-properties officeooo:rsid="001009f9"/>
    </style:style>
    <style:style style:name="T2" style:family="text">
      <style:text-properties fo:font-weight="normal" officeooo:rsid="001cab27" style:font-weight-asian="normal" style:font-weight-complex="normal"/>
    </style:style>
    <style:style style:name="T3" style:family="text">
      <style:text-properties fo:font-weight="normal" officeooo:rsid="0012f53f" style:font-weight-asian="normal" style:font-weight-complex="normal"/>
    </style:style>
    <style:style style:name="T4" style:family="text">
      <style:text-properties fo:font-weight="normal" officeooo:rsid="00205a9f" style:font-weight-asian="normal" style:font-weight-complex="normal"/>
    </style:style>
    <style:style style:name="T5" style:family="text">
      <style:text-properties officeooo:rsid="0013cfcb"/>
    </style:style>
    <style:style style:name="T6" style:family="text">
      <style:text-properties officeooo:rsid="000ad213"/>
    </style:style>
    <style:style style:name="T7" style:family="text">
      <style:text-properties officeooo:rsid="00185656"/>
    </style:style>
    <style:style style:name="T8" style:family="text">
      <style:text-properties officeooo:rsid="001a4f08"/>
    </style:style>
    <style:style style:name="T9" style:family="text">
      <style:text-properties officeooo:rsid="001bd8c4"/>
    </style:style>
    <style:style style:name="T10" style:family="text">
      <style:text-properties officeooo:rsid="001cab27"/>
    </style:style>
    <style:style style:name="T11" style:family="text">
      <style:text-properties officeooo:rsid="00205a9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0">Geni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Genitore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<text:span text:style-name="T11">Il </text:span><text:span text:style-name="T10">Genitore</text:span> accede al sistema e viene riconosciuto come <text:span text:style-name="T10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9">i</text:span></text:p>
          </table:table-cell>
          <table:table-cell table:style-name="Tabella33.B2" office:value-type="string">
            <text:list xml:id="list39284476" text:style-name="Numerazione_20_UC">
              <text:list-header>
                <text:p text:style-name="P13"/>
              </text:list-header>
              <text:list-item text:start-value="1">
                <text:p text:style-name="P14"><text:span text:style-name="T4">Il </text:span><text:span text:style-name="T2">Genitore</text:span><text:span text:style-name="T3"> </text:span><text:span text:style-name="T2"><text:s/>accede alla sezione Storico Registro</text:span></text:p>
              </text:list-item>
              <text:list-item>
                <text:p text:style-name="P16"><text:span text:style-name="T11">Il </text:span>Genitore seleziona una tra le classi dei figli</text:p>
              </text:list-item>
              <text:list-item>
                <text:p text:style-name="P15">Il sistema <text:span text:style-name="T9">visualizza lo storico del registr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xit condition</text:p>
          </table:table-cell>
          <table:table-cell table:style-name="Tabella33.B2" office:value-type="string">
            <text:p text:style-name="P3"><text:span text:style-name="T1">Il sistema </text:span><text:span text:style-name="T5">mostra </text:span><text:span text:style-name="T9">la schermata dello storico inerente </text:span><text:span text:style-name="T10">la classe selezionata tra quelle visualizzabili dal geni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291447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<text:span text:style-name="T11">Il </text:span><text:span text:style-name="T10">Genitore</text:span> deve poter visualizzare lo storico entro 2 secondi d<text:span text:style-name="T10">alla selezione della classe</text:span></text:p>
          </table:table-cell>
        </table:table-row>
      </table:table>
      <text:p text:style-name="P8"/>
      <text:p text:style-name="P5"><text:span text:style-name="T7">UC_H_</text:span><text:span text:style-name="T10">61</text:span><text:span text:style-name="T7">_</text:span><text:span text:style-name="T10">genitore_</text:span><text:span text:style-name="T9">visualizza_storico</text:span><text:span text:style-name="T8">_registro</text:span><text:span text:style-name="T7">: </text:span><text:span text:style-name="T10">Genitore </text:span><text:span text:style-name="T9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4</meta:editing-cycles>
    <meta:generator>LibreOffice/3.6$Windows_x86 LibreOffice_project/da8c1e6-fd468f4-454e206-f42a4a9-143cfd</meta:generator>
    <dc:date>2012-11-20T19:15:42.69</dc:date>
    <meta:document-statistic meta:table-count="1" meta:image-count="0" meta:object-count="0" meta:page-count="1" meta:paragraph-count="19" meta:word-count="115" meta:character-count="787" meta:non-whitespace-character-count="694"/>
  </office:meta>
</office:document-meta>
</file>